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Title">
      <style:paragraph-properties fo:margin-top="0cm" fo:margin-bottom="0cm" loext:contextual-spacing="false"/>
    </style:style>
    <style:style style:name="P2" style:family="paragraph" style:parent-style-name="Title" style:master-page-name="Standard">
      <style:paragraph-properties fo:margin-top="0cm" fo:margin-bottom="0cm" loext:contextual-spacing="false" style:page-number="1"/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</style:style>
    <style:style style:name="P5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officeooo:rsid="0009dc70" officeooo:paragraph-rsid="0009dc70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officeooo:rsid="0009dc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2"><text:bookmark text:name="_81e444s2jpyq"/></text:p>
      <text:p text:style-name="P1"><text:bookmark text:name="_iy39xx24l9dl"/></text:p>
      <text:p text:style-name="P1"><text:bookmark text:name="_htklu03vixnz"/>Declaração do Problema</text:p>
      <text:p text:style-name="P3"><text:span text:style-name="T1">O problema </text:span>da dificuldade de fazer a gestão d<text:span text:style-name="T3">e todos os processos da clinica, sobrecarregando a doutora e sua sócia, ter um acompanhamento de tudo com controles e anotações, agendamentos e facilidades para acompanhar tanto o financeiro da clinica quanto os processos e quem executou </text:span></text:p>
      <text:p text:style-name="P3"/>
      <text:p text:style-name="P3"><text:span text:style-name="T1">Os benefícios </text:span>deste novo Sistema <text:span text:style-name="T3">Clinica paty patinhas </text:span>, são:</text:p>
      <text:list xml:id="list331973054" text:style-name="WWNum1">
        <text:list-item>
          <text:p text:style-name="P4"><text:span text:style-name="T3">Controle financeiro, as vendas , as compras e as despesas, saber o que tá entrando e saindo da empresa.</text:span></text:p>
        </text:list-item>
        <text:list-item>
          <text:p text:style-name="P5">Desafogar as sócias que estão guardando tudo na memoria.</text:p>
        </text:list-item>
        <text:list-item>
          <text:p text:style-name="P5"><text:span text:style-name="T2">Mais agilidade nos atendimentos e controles dos agendamentos.</text:span></text:p>
        </text:list-item>
        <text:list-item>
          <text:p text:style-name="P5">Facilidade nas anotações de tudo que acontece na clinica</text:p>
        </text:list-item>
        <text:list-item>
          <text:p text:style-name="P5">Um acompanhamento sem achismo dos processos da empres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none" fo:country="none" fo:font-style="normal" style:text-underline-style="none" fo:font-weight="normal" style:letter-kerning="fals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none" fo:country="none" fo:font-style="normal" style:text-underline-style="none" fo:font-weight="normal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2.54cm" fo:background-color="#ffffff" style:writing-mode="lr-tb" style:layout-grid-color="#c0c0c0" style:layout-grid-lines="26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4T09:07:10.941000000</dc:date>
    <meta:editing-duration>PT5M47S</meta:editing-duration>
    <meta:editing-cycles>1</meta:editing-cycles>
    <meta:document-statistic meta:table-count="0" meta:image-count="0" meta:object-count="0" meta:page-count="1" meta:paragraph-count="8" meta:word-count="116" meta:character-count="702" meta:non-whitespace-character-count="598"/>
    <meta:generator>LibreOffice/6.1.0.3$Windows_X86_64 LibreOffice_project/efb621ed25068d70781dc026f7e9c5187a4decd1</meta:generator>
  </office:meta>
</office:document-meta>
</file>